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en" fo:country="GB"/>
    </style:style>
    <style:style style:name="P2" style:parent-style-name="Standard" style:family="paragraph">
      <style:text-properties fo:language="en" fo:country="GB"/>
    </style:style>
    <style:style style:name="P3" style:parent-style-name="Untertitel" style:family="paragraph">
      <style:text-properties fo:language="en" fo:country="GB"/>
    </style:style>
    <style:style style:name="P4" style:parent-style-name="Listenabsatz" style:list-style-name="LFO1" style:family="paragraph">
      <style:text-properties fo:language="en" fo:country="GB"/>
    </style:style>
    <style:style style:name="P5" style:parent-style-name="Listenabsatz" style:list-style-name="LFO1" style:family="paragraph">
      <style:text-properties fo:language="en" fo:country="GB"/>
    </style:style>
    <style:style style:name="P6" style:parent-style-name="Listenabsatz" style:list-style-name="LFO1" style:family="paragraph">
      <style:text-properties fo:language="en" fo:country="GB"/>
    </style:style>
    <style:style style:name="P7" style:parent-style-name="Listenabsatz" style:list-style-name="LFO1" style:family="paragraph">
      <style:text-properties fo:language="en" fo:country="GB"/>
    </style:style>
    <style:style style:name="P8" style:parent-style-name="Untertitel" style:family="paragraph">
      <style:text-properties fo:language="en" fo:country="GB"/>
    </style:style>
    <style:style style:name="P9" style:parent-style-name="Listenabsatz" style:list-style-name="LFO2" style:family="paragraph">
      <style:text-properties fo:language="en" fo:country="GB"/>
    </style:style>
    <style:style style:name="P10" style:parent-style-name="Listenabsatz" style:list-style-name="LFO2" style:family="paragraph">
      <style:text-properties fo:language="en" fo:country="GB"/>
    </style:style>
    <style:style style:name="P11" style:parent-style-name="Listenabsatz" style:list-style-name="LFO2" style:family="paragraph">
      <style:text-properties fo:language="en" fo:country="GB"/>
    </style:style>
    <style:style style:name="P12" style:parent-style-name="Listenabsatz" style:list-style-name="LFO2" style:family="paragraph">
      <style:text-properties fo:language="en" fo:country="GB"/>
    </style:style>
    <style:style style:name="P13" style:parent-style-name="Listenabsatz" style:list-style-name="LFO2" style:family="paragraph">
      <style:text-properties fo:language="en" fo:country="GB"/>
    </style:style>
    <style:style style:name="P14" style:parent-style-name="Untertitel" style:family="paragraph">
      <style:text-properties fo:language="en" fo:country="GB"/>
    </style:style>
    <style:style style:name="P15" style:parent-style-name="Listenabsatz" style:list-style-name="LFO3" style:family="paragraph">
      <style:text-properties fo:language="en" fo:country="GB"/>
    </style:style>
    <style:style style:name="P16" style:parent-style-name="Listenabsatz" style:list-style-name="LFO3" style:family="paragraph">
      <style:text-properties fo:language="en" fo:country="GB"/>
    </style:style>
    <style:style style:name="P17" style:parent-style-name="Listenabsatz" style:list-style-name="LFO3" style:family="paragraph">
      <style:text-properties fo:language="en" fo:country="GB"/>
    </style:style>
    <style:style style:name="P18" style:parent-style-name="Listenabsatz" style:list-style-name="LFO3" style:family="paragraph">
      <style:text-properties fo:language="en" fo:country="GB"/>
    </style:style>
    <style:style style:name="P19" style:parent-style-name="Listenabsatz" style:list-style-name="LFO3" style:family="paragraph">
      <style:text-properties fo:language="en" fo:country="GB"/>
    </style:style>
    <style:style style:name="P20" style:parent-style-name="Listenabsatz" style:list-style-name="LFO3" style:family="paragraph">
      <style:text-properties fo:language="en" fo:country="GB"/>
    </style:style>
    <style:style style:name="P21" style:parent-style-name="Listenabsatz" style:list-style-name="LFO3" style:family="paragraph">
      <style:text-properties fo:language="en" fo:country="GB"/>
    </style:style>
    <style:style style:name="P22" style:parent-style-name="Untertitel" style:family="paragraph">
      <style:text-properties fo:language="en" fo:country="GB"/>
    </style:style>
    <style:style style:name="P23" style:parent-style-name="Listenabsatz" style:list-style-name="LFO4" style:family="paragraph">
      <style:text-properties fo:language="en" fo:country="GB"/>
    </style:style>
    <style:style style:name="P24" style:parent-style-name="Listenabsatz" style:list-style-name="LFO4" style:family="paragraph">
      <style:text-properties fo:language="en" fo:country="GB"/>
    </style:style>
    <style:style style:name="P25" style:parent-style-name="Listenabsatz" style:list-style-name="LFO4" style:family="paragraph">
      <style:text-properties fo:language="en" fo:country="GB"/>
    </style:style>
    <style:style style:name="P26" style:parent-style-name="Untertitel" style:family="paragraph">
      <style:text-properties fo:language="en" fo:country="GB"/>
    </style:style>
    <style:style style:name="P27" style:parent-style-name="Listenabsatz" style:list-style-name="LFO5" style:family="paragraph">
      <style:text-properties fo:language="en" fo:country="GB"/>
    </style:style>
    <style:style style:name="P28" style:parent-style-name="Listenabsatz" style:list-style-name="LFO5" style:family="paragraph">
      <style:text-properties fo:language="en" fo:country="GB"/>
    </style:style>
    <style:style style:name="P29" style:parent-style-name="Listenabsatz" style:list-style-name="LFO5" style:family="paragraph">
      <style:text-properties fo:language="en" fo:country="GB"/>
    </style:style>
    <style:style style:name="P30" style:parent-style-name="Listenabsatz" style:list-style-name="LFO5" style:family="paragraph">
      <style:text-properties fo:language="en" fo:country="GB"/>
    </style:style>
    <style:style style:name="P31" style:parent-style-name="Listenabsatz" style:list-style-name="LFO5" style:family="paragraph">
      <style:text-properties fo:language="en" fo:country="GB"/>
    </style:style>
    <style:style style:name="P32" style:parent-style-name="Listenabsatz" style:list-style-name="LFO5" style:family="paragraph">
      <style:text-properties fo:language="en" fo:country="GB"/>
    </style:style>
    <style:style style:name="P33" style:parent-style-name="Listenabsatz" style:list-style-name="LFO5" style:family="paragraph">
      <style:text-properties fo:language="en" fo:country="GB"/>
    </style:style>
    <style:style style:name="P34" style:parent-style-name="Standard" style:family="paragraph">
      <style:text-properties fo:language="en" fo:country="GB"/>
    </style:style>
    <style:style style:name="P35" style:parent-style-name="Untertitel" style:family="paragraph">
      <style:text-properties fo:language="en" fo:country="GB"/>
    </style:style>
    <style:style style:name="P36" style:parent-style-name="Standard" style:family="paragraph">
      <style:text-properties fo:language="en" fo:country="GB"/>
    </style:style>
    <style:style style:name="P37" style:parent-style-name="Standard" style:family="paragraph">
      <style:text-properties fo:language="en" fo:country="GB"/>
    </style:style>
    <style:style style:name="P38" style:parent-style-name="Standard" style:family="paragraph">
      <style:text-properties fo:language="en" fo:country="GB"/>
    </style:style>
    <style:style style:name="P39" style:parent-style-name="Standard" style:family="paragraph">
      <style:text-properties fo:language="en" fo:country="GB"/>
    </style:style>
  </office:automatic-styles>
  <office:body>
    <office:text text:use-soft-page-breaks="true">
      <text:p text:style-name="P1">Memory Minutes<text:s/></text:p>
      <text:p text:style-name="P2">6 question 100 minutes 2,5hours</text:p>
      <text:p text:style-name="P3">1 KNN – SVM – Kmeans</text:p>
      <text:list text:style-name="LFO1" text:continue-numbering="true">
        <text:list-item>
          <text:p text:style-name="P4">Draw<text:s/>decision<text:s/>border</text:p>
        </text:list-item>
        <text:list-item>
          <text:p text:style-name="P5">Why is svm better than kmeans in given example</text:p>
        </text:list-item>
        <text:list-item>
          <text:p text:style-name="P6">Data table is given, calculate information gain at given index x&lt;= 0.52</text:p>
        </text:list-item>
        <text:list-item>
          <text:p text:style-name="P7">Give gini index</text:p>
        </text:list-item>
      </text:list>
      <text:p text:style-name="P8">2<text:s/>Retrieval</text:p>
      <text:list text:style-name="LFO2" text:continue-numbering="true">
        <text:list-item>
          <text:p text:style-name="P9">Ranked documents were given</text:p>
        </text:list-item>
        <text:list-item>
          <text:p text:style-name="P10">Calculate accuracy of system</text:p>
        </text:list-item>
        <text:list-item>
          <text:p text:style-name="P11">Calculate mean average precision of system</text:p>
        </text:list-item>
        <text:list-item>
          <text:p text:style-name="P12">Give explanation why AP is better than accuracy</text:p>
        </text:list-item>
        <text:list-item>
          <text:p text:style-name="P13">Draw ROC curve for system</text:p>
        </text:list-item>
      </text:list>
      <text:p text:style-name="P14">3 NN</text:p>
      <text:list text:style-name="LFO3" text:continue-numbering="true">
        <text:list-item>
          <text:p text:style-name="P15">Calculate number of learnable parameters of bias</text:p>
        </text:list-item>
        <text:list-item>
          <text:p text:style-name="P16">Calculate number of learnable parameters of kernel</text:p>
        </text:list-item>
        <text:list-item>
          <text:p text:style-name="P17">Give formula for loss function in NN</text:p>
        </text:list-item>
        <text:list-item>
          <text:p text:style-name="P18">Give formula for backpropagation</text:p>
        </text:list-item>
        <text:list-item>
          <text:p text:style-name="P19">Give examples what to do when linear regression<text:s/>model underfits</text:p>
        </text:list-item>
        <text:list-item>
          <text:p text:style-name="P20">Difference between CBOW and skipgram (prediction of context<text:s/>vs. Prediction of word)</text:p>
        </text:list-item>
        <text:list-item>
          <text:p text:style-name="P21">Calculate tf-idf of a given example</text:p>
        </text:list-item>
      </text:list>
      <text:p text:style-name="P22">4 Miscellanous</text:p>
      <text:list text:style-name="LFO4" text:continue-numbering="true">
        <text:list-item>
          <text:p text:style-name="P23">Bias Variance Trade-off</text:p>
        </text:list-item>
        <text:list-item>
          <text:p text:style-name="P24">Decision trees -&gt; do dt aim for low bias? True? False?</text:p>
        </text:list-item>
        <text:list-item>
          <text:p text:style-name="P25">???</text:p>
        </text:list-item>
      </text:list>
      <text:p text:style-name="P26">5 Deep Net</text:p>
      <text:list text:style-name="LFO5" text:continue-numbering="true">
        <text:list-item>
          <text:p text:style-name="P27">Which network works best for image classification? Convolutional, Recurrent,<text:s/>???</text:p>
        </text:list-item>
        <text:list-item>
          <text:p text:style-name="P28">Give, name and explain layers of NN</text:p>
        </text:list-item>
        <text:list-item>
          <text:p text:style-name="P29">Give formula for dimension of output matrix with input DxD, Stride s and Kernel with size fxf</text:p>
        </text:list-item>
        <text:list-item>
          <text:p text:style-name="P30">Calculate COMPLETE convolution</text:p>
        </text:list-item>
        <text:list-item>
          <text:p text:style-name="P31">Apply maxpooling on that result</text:p>
        </text:list-item>
        <text:list-item>
          <text:p text:style-name="P32">How many learnable parameters are there in maxpool<text:s/>layer</text:p>
        </text:list-item>
        <text:list-item>
          <text:p text:style-name="P33">Comparison of output of ReLu -&gt; MaxPool vs MaxPool -&gt; ReLu</text:p>
        </text:list-item>
      </text:list>
      <text:p text:style-name="P34"/>
      <text:p text:style-name="P35">6 Guest lectures</text:p>
      <text:p text:style-name="P36">Define a model o predict the number of customers for any location. Give model, input, output</text:p>
      <text:p text:style-name="P37">Define a model for self-driving cars for a car which drives in the middle lane (lane detection problem)</text:p>
      <text:p text:style-name="P38">Define agent, state, reward, action for RL problem for a news recommendation system.</text:p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Untertitel" style:display-name="Untertitel" style:family="paragraph" style:parent-style-name="Standard" style:next-style-name="Standard">
      <style:text-properties style:font-name-asian="Times New Roman" fo:color="#5A5A5A" fo:letter-spacing="0.0104in" fo:hyphenate="false"/>
    </style:style>
    <style:style style:name="UntertitelZchn" style:display-name="Untertitel Zchn" style:family="text" style:parent-style-name="Absatz-Standardschriftart">
      <style:text-properties style:font-name-asian="Times New Roman" fo:color="#5A5A5A" fo:letter-spacing="0.0104in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chielke, Ikira</meta:initial-creator>
    <dc:creator>Schielke, Ikira</dc:creator>
    <meta:creation-date>2019-12-17T10:28:00Z</meta:creation-date>
    <dc:date>2019-12-17T10:49:00Z</dc:date>
    <meta:template xlink:href="Normal" xlink:type="simple"/>
    <meta:editing-cycles>1</meta:editing-cycles>
    <meta:editing-duration>PT0S</meta:editing-duration>
    <meta:document-statistic meta:page-count="2" meta:paragraph-count="3" meta:word-count="215" meta:character-count="1567" meta:row-count="11" meta:non-whitespace-character-count="1355"/>
  </office:meta>
</office:document-meta>
</file>